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chor with bookmark and cross references</text:h>
      <text:p text:style-name="Text_20_body">Hot sauce =&gt;<text:bookmark-ref text:reference-format="page" text:ref-name="HotSauceBookMark">1</text:bookmark-ref></text:p>
      <text:p text:style-name="Text_20_body">A line</text:p>
      <text:p text:style-name="Text_20_body">Another one</text:p>
      <text:h text:style-name="Heading_20_1" text:outline-level="1"><text:bookmark-start text:name="HotSauceBookMark"/>Hot Sauce<text:bookmark-end text:name="HotSauceBookMark"/></text:h>
      <text:p text:style-name="Text_20_body">Last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0:58:18</meta:creation-date>
    <meta:document-statistic meta:table-count="0" meta:image-count="0" meta:object-count="0" meta:page-count="1" meta:paragraph-count="6" meta:word-count="17" meta:character-count="89"/>
    <dc:date>2009-06-24T11:02:17</dc:date>
    <dc:creator>Vincent Spiewak</dc:creator>
    <meta:editing-duration>PT00H01M10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